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im Lombardi started running in 1959 when he was a junior in high school and has trained and participated in races every year since then. <text:s/>After running track and cross country in high school and college, he began running road races with a good deal of success. <text:s/>In 1968 Jim won the New York City Metropolitan 25K Championship which at the time was the biggest race in New York. <text:s text:c="2"/>He was introduced to ultramarathon running in 2005 at the age of 62 when he paced Jim Fitch for 15 miles at the Mohican 100 Mile Trail Run. <text:s/>Later that same year Jim ran the JFK 50 Miler. <text:s/>He considers his best ultra run to be the 2012 Canandaigua 50 Mile when at the age of 69 he ran 9:08:22. <text:s/>In the last six years Jim has run races ranging in distance from 800 meters (at the USATF Masters Indoor Championship) to 50 miles. <text:s/>Jim's MTD run will be the first time he will run for 12 hours. <text:s/>To find out more about Jim visit his running website at jimruns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4-01T19:20:29.43</meta:creation-date>
    <dc:date>2016-04-02T09:19:49.94</dc:date>
    <dc:creator>James Lombardi</dc:creator>
    <meta:editing-duration>PT4H5M35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" meta:word-count="179" meta:character-count="941"/>
  </office:meta>
</office:document-meta>
</file>